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6.1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059" fo:font-weight="bold" style:font-weight-asian="bold" style:font-weight-complex="bold"/>
    </style:style>
    <style:style style:name="ce2" style:family="table-cell" style:parent-style-name="Default">
      <style:text-properties style:font-name="C05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059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User Query Management System Feature List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Authentication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Sign Up</text:p>
          </table:table-cell>
          <table:table-cell office:value-type="string" calcext:value-type="string">
            <text:p>Allow new users to create accounts using their email I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Enable existing users to access their account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overy:</text:p>
          </table:table-cell>
          <table:table-cell office:value-type="string" calcext:value-type="string">
            <text:p>Implement a 'Forgot Password' option for password</text:p>
            <text:p>Recove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Au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ser Type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Adm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ser Profile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Profile Picture:</text:p>
          </table:table-cell>
          <table:table-cell office:value-type="string" calcext:value-type="string">
            <text:p>Allow users to set a profile pictu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ckname:</text:p>
          </table:table-cell>
          <table:table-cell office:value-type="string" calcext:value-type="string">
            <text:p>Provide an option for users to set a nicknam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ails:</text:p>
          </table:table-cell>
          <table:table-cell office:value-type="string" calcext:value-type="string">
            <text:p>Users can update the details like, secondary email,</text:p>
            <text:p>phone number etc, they will not be public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Search and Retrieval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Search Questions:</text:p>
          </table:table-cell>
          <table:table-cell office:value-type="string" calcext:value-type="string">
            <text:p>Enable users to search for questio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rting:</text:p>
          </table:table-cell>
          <table:table-cell office:value-type="string" calcext:value-type="string">
            <text:p>Display search results in descending order based on the</text:p>
            <text:p>number of vo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ed Questions:</text:p>
          </table:table-cell>
          <table:table-cell office:value-type="string" calcext:value-type="string">
            <text:p>Display related questions in search resul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ilar Questions:</text:p>
          </table:table-cell>
          <table:table-cell office:value-type="string" calcext:value-type="string">
            <text:p>On asking a question, similar questions can be show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Question Posting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Public or Private:</text:p>
          </table:table-cell>
          <table:table-cell office:value-type="string" calcext:value-type="string">
            <text:p>Allow users to post questions as public or</text:p>
            <text:p>Priva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 Inbox:</text:p>
          </table:table-cell>
          <table:table-cell office:value-type="string" calcext:value-type="string">
            <text:p>Store private questions in a personal inbo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 Suggestions:</text:p>
          </table:table-cell>
          <table:table-cell office:value-type="string" calcext:value-type="string">
            <text:p>Auto suggest similar questio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 Tagging:</text:p>
          </table:table-cell>
          <table:table-cell office:value-type="string" calcext:value-type="string">
            <text:p>Automatically tags question according to keywords</text:p>
            <text:p>in them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 Suggestion</text:p>
          </table:table-cell>
          <table:table-cell office:value-type="string" calcext:value-type="string">
            <text:p>If a question is asked more than a certain number of times, the</text:p>
            <text:p>system notifies lack of proper documentation for that specific par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Voting System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Vote for Answers:</text:p>
          </table:table-cell>
          <table:table-cell office:value-type="string" calcext:value-type="string">
            <text:p>Allow users to vote for answers to questi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Categorization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Tags:</text:p>
          </table:table-cell>
          <table:table-cell office:value-type="string" calcext:value-type="string">
            <text:p>Implement tags for categorizing queries efficiently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FAQ Repository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Frequently Asked Questions:</text:p>
          </table:table-cell>
          <table:table-cell office:value-type="string" calcext:value-type="string">
            <text:p>Create a repository of frequently</text:p>
            <text:p>asked questions and answer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mail Notifications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Automated Emails:</text:p>
          </table:table-cell>
          <table:table-cell office:value-type="string" calcext:value-type="string">
            <text:p>Send automated email notifications to users</text:p>
            <text:p>when queries are received, updated, or resolve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Query Tracking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Status Tracking:</text:p>
          </table:table-cell>
          <table:table-cell office:value-type="string" calcext:value-type="string">
            <text:p>Enable users to track the status and progress of</text:p>
            <text:p>their queri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 Tracking:</text:p>
          </table:table-cell>
          <table:table-cell office:value-type="string" calcext:value-type="string">
            <text:p>Admin can see the history of queries the user</text:p>
            <text:p>has asked and see when and how each of the queries were</text:p>
            <text:p>Solve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per Admin Tracking:</text:p>
          </table:table-cell>
          <table:table-cell office:value-type="string" calcext:value-type="string">
            <text:p>Super admin can track when each queries</text:p>
            <text:p>were assigned to which admin and the time taken to fulfil each</text:p>
            <text:p>Que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Auto Upgrade:</text:p>
          </table:table-cell>
          <table:table-cell office:value-type="string" calcext:value-type="string">
            <text:p>Queries have auto rank upgradation as time</text:p>
            <text:p>pass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categorized</text:p>
          </table:table-cell>
          <table:covered-table-cell table:style-name="ce1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ail response to the user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ttachment in the query answer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necting muliple threads into a single thread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dmin should be able to close, hold(by x date) or aband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uppose a new fix is in the new updat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bandon irrelevant question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ategory, subcategory for each question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ategory should be accessible by the user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ubcategory not mandatory for the us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I Features (Additional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Auto - Taggin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Auto Categorizin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On title typing, check for similar threads.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On posting, a merge request can be sent to the admin.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FAQ Suggestion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21:21:56.687420872</meta:creation-date>
    <dc:date>2024-02-04T18:28:49.623210892</dc:date>
    <meta:editing-duration>PT50M12S</meta:editing-duration>
    <meta:editing-cycles>4</meta:editing-cycles>
    <meta:generator>LibreOffice/7.3.7.2$Linux_X86_64 LibreOffice_project/30$Build-2</meta:generator>
    <meta:document-statistic meta:table-count="1" meta:cell-count="77" meta:object-count="0"/>
  </office:meta>
</office:document-meta>
</file>